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iewsTool.findLocalizedResource( String 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iewsTool.findLocalizedResource( String name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iewsTool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ViewsTool.findLocalized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